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102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1020"/>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6">00/00/0000</text:date>, <text:time style:data-style-name="N2" text:time-value="23:01:32.3881771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8-07-16T23:03:11.819482986</dc:date>
    <meta:editing-duration>PT14H58M6S</meta:editing-duration>
    <meta:editing-cycles>212</meta:editing-cycles>
    <meta:generator>LibreOffice/6.0.3.2$Linux_X86_64 LibreOffice_project/00m0$Build-2</meta:generator>
    <meta:document-statistic meta:table-count="3" meta:cell-count="12115" meta:object-count="0"/>
  </office:meta>
</office:document-meta>
</file>